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9da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b762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1d536e" officeooo:paragraph-rsid="001d53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1f18ef" officeooo:paragraph-rsid="001f18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1f37c9" officeooo:paragraph-rsid="001f37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1c340" officeooo:paragraph-rsid="0021c3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aNote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26768" officeooo:paragraph-rsid="002267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aNote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41c9f" officeooo:paragraph-rsid="00241c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a182b" officeooo:paragraph-rsid="0019da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a182b" officeooo:paragraph-rsid="001f37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a182b" officeooo:paragraph-rsid="001b762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officeooo:rsid="005a182b"/>
    </style:style>
    <style:style style:name="T2" style:family="text">
      <style:text-properties officeooo:rsid="001f18ef"/>
    </style:style>
    <style:style style:name="T3" style:family="text">
      <style:text-properties officeooo:rsid="001f37c9"/>
    </style:style>
    <style:style style:name="T4" style:family="text">
      <style:text-properties officeooo:rsid="0020843e"/>
    </style:style>
    <style:style style:name="T5" style:family="text">
      <style:text-properties officeooo:rsid="00222fa9"/>
    </style:style>
    <style:style style:name="T6" style:family="text">
      <style:text-properties officeooo:rsid="00241c9f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t really sure what I was trying to see here… <text:s/><text:span text:style-name="T6">I'm pretty sure it was something like the following:</text:span></text:p>
      <text:p text:style-name="P7"/>
      <text:p text:style-name="P8">As is very well-known, the value s=1/2 plays a really important role with the riemann zeta function. <text:s/>Its values at s and 1-s are related to each other through the reflection formula.</text:p>
      <text:p text:style-name="P8"/>
      <text:p text:style-name="P8">I think I was looking, briefly, here if there was some relationship between s and 1-s in the partial sum case. <text:s/>But I wasn't looking especially hard.</text:p>
      <text:p text:style-name="P8"/>
      <text:p text:style-name="P9"/>
      <text:p text:style-name="P9"><draw:frame draw:style-name="fr1" draw:name="Object26" text:anchor-type="as-char" svg:y="-0.4047in" svg:width="5.1236in" svg:height="0.57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3">s=</text:span>1</text:p>
      <text:p text:style-name="P9"><draw:frame draw:style-name="fr1" draw:name="Object1" text:anchor-type="as-char" svg:y="-0.4047in" svg:width="5.2272in" svg:height="0.578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3">s=</text:span>2</text:p>
      <text:p text:style-name="P9"><draw:frame draw:style-name="fr1" draw:name="Object2" text:anchor-type="as-char" svg:y="-0.2425in" svg:width="0.7398in" svg:height="0.3917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0"><draw:frame draw:style-name="fr1" draw:name="Object5" text:anchor-type="as-char" svg:y="-0.4047in" svg:width="5.1272in" svg:height="0.57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><text:span text:style-name="T1">s</text:span>=0</text:p>
      <text:p text:style-name="P1"/>
      <text:p text:style-name="P11"><draw:frame draw:style-name="fr1" draw:name="Object3" text:anchor-type="as-char" svg:y="-0.4047in" svg:width="5.5465in" svg:height="0.57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><text:span text:style-name="T3">s=</text:span>-<text:span text:style-name="T2">1</text:span></text:p>
      <text:p text:style-name="P11"><draw:frame draw:style-name="fr1" draw:name="Object4" text:anchor-type="as-char" svg:y="-0.2508in" svg:width="1.2972in" svg:height="0.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><text:span text:style-name="T1">R</text:span>elationship ought to be <text:span text:style-name="T2">between </text:span>(1-s) and s. <text:s/><text:span text:style-name="T4">So, between 1 and 0, and between 2 and -1. <text:s/>And .5 should be its own special thing.</text:span></text:p>
      <text:p text:style-name="P3"/>
      <text:p text:style-name="P6"><text:span text:style-name="T4">O</text:span>ver in the land of zeta, dirichlet eta converges at s&gt;=0, while zeta converges only for s&gt;1. <text:s/>Here, that maps to using a different alternating series sort of idea to multiply values by. <text:s/>Might be interesting to think about, <text:span text:style-name="T5">especially at s=1/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5:45:10.900000000</meta:creation-date>
    <dc:date>2016-02-03T16:18:14.831000000</dc:date>
    <meta:editing-duration>P1DT1H48M1S</meta:editing-duration>
    <meta:editing-cycles>10</meta:editing-cycles>
    <meta:generator>LibreOffice/5.0.0.5$Windows_x86 LibreOffice_project/1b1a90865e348b492231e1c451437d7a15bb262b</meta:generator>
    <meta:document-statistic meta:table-count="0" meta:image-count="0" meta:object-count="6" meta:page-count="1" meta:paragraph-count="15" meta:word-count="150" meta:character-count="820" meta:non-whitespace-character-count="672"/>
  </office:meta>
</office:document-meta>
</file>

<file path=Object 1/content.xml><?xml version="1.0" encoding="utf-8"?>
<math xmlns="http://www.w3.org/1998/Math/MathML">
  <semantics>
    <mrow>
      <mrow>
        <msub>
          <mi>H</mi>
          <mi>n</mi>
        </msub>
        <mo stretchy="false">=</mo>
        <mrow>
          <mrow>
            <mn>1</mn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frac>
                  <mrow>
                    <mo stretchy="false">κ</mo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  <mi>j</mi>
                </mfrac>
              </mrow>
            </mrow>
          </mrow>
          <mo stretchy="false">+</mo>
          <mrow>
            <mfrac>
              <mn>1</mn>
              <mn>2</mn>
            </mfrac>
          </mrow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frac>
              <mrow>
                <mo stretchy="false">κ</mo>
                <mrow>
                  <mo stretchy="false">(</mo>
                  <mrow>
                    <mi>j</mi>
                  </mrow>
                  <mo stretchy="false">)</mo>
                </mrow>
              </mrow>
              <mi>j</mi>
            </mfrac>
          </mrow>
        </mrow>
      </mrow>
      <mrow>
        <mrow>
          <mfrac>
            <mrow>
              <mo stretchy="false">κ</mo>
              <mrow>
                <mo stretchy="false">(</mo>
                <mrow>
                  <mi>k</mi>
                </mrow>
                <mo stretchy="false">)</mo>
              </mrow>
            </mrow>
            <mi>k</mi>
          </mfrac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i>j</mi>
                        <mi>k</mi>
                      </mrow>
                    </mfrac>
                  </mrow>
                  <mo stretchy="false">⌋</mo>
                </mrow>
              </mrow>
            </munderover>
            <mrow>
              <mfrac>
                <mrow>
                  <mo stretchy="false">κ</mo>
                  <mrow>
                    <mo stretchy="false">(</mo>
                    <mrow>
                      <mi>j</mi>
                    </mrow>
                    <mo stretchy="false">)</mo>
                  </mrow>
                </mrow>
                <mi>j</mi>
              </mfrac>
            </mrow>
          </mrow>
        </mrow>
      </mrow>
      <mrow>
        <mfrac>
          <mrow>
            <mo stretchy="false">κ</mo>
            <mrow>
              <mo stretchy="false">(</mo>
              <mrow>
                <mi>k</mi>
              </mrow>
              <mo stretchy="false">)</mo>
            </mrow>
          </mrow>
          <mi>k</mi>
        </mfrac>
      </mrow>
      <mrow>
        <mrow>
          <mfrac>
            <mrow>
              <mo stretchy="false">κ</mo>
              <mrow>
                <mo stretchy="false">(</mo>
                <mrow>
                  <mi>l</mi>
                </mrow>
                <mo stretchy="false">)</mo>
              </mrow>
            </mrow>
            <mi>l</mi>
          </mfrac>
        </mrow>
        <mo stretchy="false">+</mo>
        <mrow>
          <mfrac>
            <mn>1</mn>
            <mn>24</mn>
          </mfrac>
        </mrow>
      </mrow>
      <mn>...</mn>
    </mrow>
    <annotation encoding="StarMath 5.0">H_n=1+sum from j = 2 to n {{%kappa(j)} over j}
+{1 over 2} sum from j = 2 to n sum from k = 2 to {lfloor n over j rfloor }{{%kappa(j)} over j}{{%kappa(k)} over k}+
{1 over 6} sum from j = 2 to n sum from k = 2 to {lfloor n over j rfloor }sum from l = 2 to {lfloor n over { j k } rfloor }{{%kappa(j)} over j}{{%kappa(k)} over k}{{%kappa(l)} over l}
+{1 over 24}...</annotation>
  </semantics>
</math>
</file>

<file path=Object 2/content.xml><?xml version="1.0" encoding="utf-8"?>
<math xmlns="http://www.w3.org/1998/Math/MathML">
  <semantics>
    <mrow>
      <mrow>
        <msub>
          <mi>H</mi>
          <mrow>
            <mi>n</mi>
            <mi>,</mi>
            <mn>2</mn>
          </mrow>
        </msub>
        <mo stretchy="false">=</mo>
        <mrow>
          <mrow>
            <mn>1</mn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frac>
                  <mrow>
                    <mo stretchy="false">κ</mo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  <msup>
                    <mi>j</mi>
                    <mn>2</mn>
                  </msup>
                </mfrac>
              </mrow>
            </mrow>
          </mrow>
          <mo stretchy="false">+</mo>
          <mrow>
            <mfrac>
              <mn>1</mn>
              <mn>2</mn>
            </mfrac>
          </mrow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frac>
              <mrow>
                <mo stretchy="false">κ</mo>
                <mrow>
                  <mo stretchy="false">(</mo>
                  <mrow>
                    <mi>j</mi>
                  </mrow>
                  <mo stretchy="false">)</mo>
                </mrow>
              </mrow>
              <msup>
                <mi>j</mi>
                <mn>2</mn>
              </msup>
            </mfrac>
          </mrow>
        </mrow>
      </mrow>
      <mrow>
        <mrow>
          <mfrac>
            <mrow>
              <mo stretchy="false">κ</mo>
              <mrow>
                <mo stretchy="false">(</mo>
                <mrow>
                  <mi>k</mi>
                </mrow>
                <mo stretchy="false">)</mo>
              </mrow>
            </mrow>
            <msup>
              <mi>k</mi>
              <mn>2</mn>
            </msup>
          </mfrac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i>j</mi>
                        <mi>k</mi>
                      </mrow>
                    </mfrac>
                  </mrow>
                  <mo stretchy="false">⌋</mo>
                </mrow>
              </mrow>
            </munderover>
            <mrow>
              <mfrac>
                <mrow>
                  <mo stretchy="false">κ</mo>
                  <mrow>
                    <mo stretchy="false">(</mo>
                    <mrow>
                      <mi>j</mi>
                    </mrow>
                    <mo stretchy="false">)</mo>
                  </mrow>
                </mrow>
                <msup>
                  <mi>j</mi>
                  <mn>2</mn>
                </msup>
              </mfrac>
            </mrow>
          </mrow>
        </mrow>
      </mrow>
      <mrow>
        <mfrac>
          <mrow>
            <mo stretchy="false">κ</mo>
            <mrow>
              <mo stretchy="false">(</mo>
              <mrow>
                <mi>k</mi>
              </mrow>
              <mo stretchy="false">)</mo>
            </mrow>
          </mrow>
          <msup>
            <mi>k</mi>
            <mn>2</mn>
          </msup>
        </mfrac>
      </mrow>
      <mrow>
        <mrow>
          <mfrac>
            <mrow>
              <mo stretchy="false">κ</mo>
              <mrow>
                <mo stretchy="false">(</mo>
                <mrow>
                  <mi>l</mi>
                </mrow>
                <mo stretchy="false">)</mo>
              </mrow>
            </mrow>
            <msup>
              <mi>l</mi>
              <mn>2</mn>
            </msup>
          </mfrac>
        </mrow>
        <mo stretchy="false">+</mo>
        <mrow>
          <mfrac>
            <mn>1</mn>
            <mn>24</mn>
          </mfrac>
        </mrow>
      </mrow>
      <mn>...</mn>
    </mrow>
    <annotation encoding="StarMath 5.0">H_{n,2}=1+sum from j = 2 to n {{%kappa(j)} over j^2}
+{1 over 2} sum from j = 2 to n sum from k = 2 to {lfloor n over j rfloor }{{%kappa(j)} over j^2}{{%kappa(k)} over k^2}+
{1 over 6} sum from j = 2 to n sum from k = 2 to {lfloor n over j rfloor }sum from l = 2 to {lfloor n over { j k } rfloor }{{%kappa(j)} over j^2}{{%kappa(k)} over k^2}{{%kappa(l)} over l^2}
+{1 over 24}...</annotation>
  </semantics>
</math>
</file>

<file path=Object 3/content.xml><?xml version="1.0" encoding="utf-8"?>
<math xmlns="http://www.w3.org/1998/Math/MathML">
  <semantics>
    <mrow>
      <mrow>
        <msub>
          <mi>H</mi>
          <mrow>
            <mo stretchy="false">∞</mo>
            <mi>,</mi>
            <mn>2</mn>
          </mrow>
        </msub>
        <mo stretchy="false">=</mo>
        <mfrac>
          <msup>
            <mo stretchy="false">π</mo>
            <mn>2</mn>
          </msup>
          <mn>6</mn>
        </mfrac>
      </mrow>
    </mrow>
    <annotation encoding="StarMath 5.0">H_{infinity,2}=%pi^2 over 6</annotation>
  </semantics>
</math>
</file>

<file path=Object 4/content.xml><?xml version="1.0" encoding="utf-8"?>
<math xmlns="http://www.w3.org/1998/Math/MathML">
  <semantics>
    <mrow>
      <mrow>
        <msubsup>
          <mi>N</mi>
          <mi>n</mi>
          <mn>1</mn>
        </msubsup>
        <mo stretchy="false">=</mo>
        <mrow>
          <mrow>
            <mn>1</mn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i>j</mi>
                <mrow>
                  <mo stretchy="false">κ</mo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</mrow>
          </mrow>
          <mo stretchy="false">+</mo>
          <mrow>
            <mfrac>
              <mn>1</mn>
              <mn>2</mn>
            </mfrac>
          </mrow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i>j</mi>
            <mrow>
              <mo stretchy="false">κ</mo>
              <mrow>
                <mo stretchy="false">(</mo>
                <mrow>
                  <mi>j</mi>
                </mrow>
                <mo stretchy="false">)</mo>
              </mrow>
            </mrow>
          </mrow>
        </mrow>
      </mrow>
      <mrow>
        <mrow>
          <mi>k</mi>
          <mrow>
            <mo stretchy="false">κ</mo>
            <mrow>
              <mo stretchy="false">(</mo>
              <mrow>
                <mi>k</mi>
              </mrow>
              <mo stretchy="false">)</mo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i>j</mi>
                        <mi>k</mi>
                      </mrow>
                    </mfrac>
                  </mrow>
                  <mo stretchy="false">⌋</mo>
                </mrow>
              </mrow>
            </munderover>
            <mrow>
              <mrow>
                <mi>j</mi>
                <mo stretchy="false">κ</mo>
                <mrow>
                  <mo stretchy="false">(</mo>
                  <mrow>
                    <mi>j</mi>
                  </mrow>
                  <mo stretchy="false">)</mo>
                </mrow>
              </mrow>
            </mrow>
          </mrow>
        </mrow>
      </mrow>
      <mrow>
        <mrow>
          <mi>k</mi>
          <mo stretchy="false">κ</mo>
          <mrow>
            <mo stretchy="false">(</mo>
            <mrow>
              <mi>k</mi>
            </mrow>
            <mo stretchy="false">)</mo>
          </mrow>
        </mrow>
      </mrow>
      <mrow>
        <mrow>
          <mrow>
            <mi>l</mi>
            <mo stretchy="false">κ</mo>
            <mrow>
              <mo stretchy="false">(</mo>
              <mrow>
                <mi>l</mi>
              </mrow>
              <mo stretchy="false">)</mo>
            </mrow>
          </mrow>
        </mrow>
        <mo stretchy="false">+</mo>
        <mrow>
          <mfrac>
            <mn>1</mn>
            <mn>24</mn>
          </mfrac>
        </mrow>
      </mrow>
      <mn>...</mn>
    </mrow>
    <annotation encoding="StarMath 5.0">N^1_n=1+sum from j = 2 to n {j{%kappa(j)}}
+{1 over 2} sum from j = 2 to n sum from k = 2 to {lfloor n over j rfloor }{j{%kappa(j)} }{k{%kappa(k)}}+
{1 over 6} sum from j = 2 to n sum from k = 2 to {lfloor n over j rfloor }sum from l = 2 to {lfloor n over { j k } rfloor }{{j%kappa(j)}}{{k%kappa(k)}}{{l%kappa(l)}}
+{1 over 24}...</annotation>
  </semantics>
</math>
</file>

<file path=Object 5/content.xml><?xml version="1.0" encoding="utf-8"?>
<math xmlns="http://www.w3.org/1998/Math/MathML">
  <semantics>
    <mrow>
      <msup>
        <mi>N</mi>
        <mn>1</mn>
      </msup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row>
                <mo stretchy="false">(</mo>
                <mrow>
                  <mi>n</mi>
                </mrow>
                <mo stretchy="false">)</mo>
              </mrow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</mrow>
            <mn>2</mn>
          </mfrac>
        </mrow>
      </mrow>
    </mrow>
    <annotation encoding="StarMath 5.0">N^1(n)={{(n)(n+1)} over 2}</annotation>
  </semantics>
</math>
</file>

<file path=Object 6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n>1</mn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row>
                  <mo stretchy="false">κ</mo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</mrow>
          </mrow>
          <mo stretchy="false">+</mo>
          <mrow>
            <mfrac>
              <mn>1</mn>
              <mn>2</mn>
            </mfrac>
          </mrow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row>
              <mo stretchy="false">κ</mo>
              <mrow>
                <mo stretchy="false">(</mo>
                <mrow>
                  <mi>j</mi>
                </mrow>
                <mo stretchy="false">)</mo>
              </mrow>
            </mrow>
          </mrow>
        </mrow>
      </mrow>
      <mrow>
        <mrow>
          <mrow>
            <mo stretchy="false">κ</mo>
            <mrow>
              <mo stretchy="false">(</mo>
              <mrow>
                <mi>k</mi>
              </mrow>
              <mo stretchy="false">)</mo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i>j</mi>
                        <mi>k</mi>
                      </mrow>
                    </mfrac>
                  </mrow>
                  <mo stretchy="false">⌋</mo>
                </mrow>
              </mrow>
            </munderover>
            <mrow>
              <mrow>
                <mo stretchy="false">κ</mo>
                <mrow>
                  <mo stretchy="false">(</mo>
                  <mrow>
                    <mi>j</mi>
                  </mrow>
                  <mo stretchy="false">)</mo>
                </mrow>
              </mrow>
            </mrow>
          </mrow>
        </mrow>
      </mrow>
      <mrow>
        <mrow>
          <mo stretchy="false">κ</mo>
          <mrow>
            <mo stretchy="false">(</mo>
            <mrow>
              <mi>k</mi>
            </mrow>
            <mo stretchy="false">)</mo>
          </mrow>
        </mrow>
      </mrow>
      <mrow>
        <mrow>
          <mrow>
            <mo stretchy="false">κ</mo>
            <mrow>
              <mo stretchy="false">(</mo>
              <mrow>
                <mi>l</mi>
              </mrow>
              <mo stretchy="false">)</mo>
            </mrow>
          </mrow>
        </mrow>
        <mo stretchy="false">+</mo>
        <mrow>
          <mfrac>
            <mn>1</mn>
            <mn>24</mn>
          </mfrac>
        </mrow>
      </mrow>
      <mn>...</mn>
    </mrow>
    <annotation encoding="StarMath 5.0">D_1(n)=1+sum from j = 2 to n {{%kappa(j)}}
+{1 over 2} sum from j = 2 to n sum from k = 2 to {lfloor n over j rfloor }{{%kappa(j)} }{{%kappa(k)}}+
{1 over 6} sum from j = 2 to n sum from k = 2 to {lfloor n over j rfloor }sum from l = 2 to {lfloor n over { j k } rfloor }{{%kappa(j)}}{{%kappa(k)}}{{%kappa(l)}}
+{1 over 24}...</annotation>
  </semantics>
</math>
</file>